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1" draw:id="id1" draw:layer="layout" svg:width="3cm" svg:height="2cm" svg:x="2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cm" svg:height="2cm" svg:x="6cm" svg:y="3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cm" svg:height="2cm" svg:x="10cm" svg:y="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3cm" svg:height="2cm" svg:x="14cm" svg:y="3cm">
          <text:p text:style-name="P1">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draw:line-skew="0.349cm" svg:x1="3.5cm" svg:y1="5cm" svg:x2="7.5cm" svg:y2="5cm" draw:start-shape="id1" draw:start-glue-point="2" draw:end-shape="id2" draw:end-glue-point="2" svg:d="M3500 5000c0 1275 4000 1275 4000 0" svg:viewBox="0 0 4001 957">
          <text:p/>
        </draw:connector>
        <draw:connector draw:style-name="gr3" draw:text-style-name="P1" draw:layer="layout" draw:type="curve" draw:line-skew="0.349cm" svg:x1="3.5cm" svg:y1="5cm" svg:x2="11.5cm" svg:y2="5cm" draw:start-shape="id1" draw:start-glue-point="2" draw:end-shape="id3" svg:d="M3500 5000c0 1275 8000 1275 8000 0" svg:viewBox="0 0 8001 957">
          <text:p/>
        </draw:connector>
        <draw:connector draw:style-name="gr3" draw:text-style-name="P1" draw:layer="layout" draw:type="curve" draw:line-skew="-0.349cm" svg:x1="7.5cm" svg:y1="3cm" svg:x2="15.5cm" svg:y2="3cm" draw:start-shape="id2" draw:start-glue-point="0" draw:end-shape="id4" svg:d="M7500 3000c0-1275 8000-1275 8000 0" svg:viewBox="0 0 8001 957">
          <text:p/>
        </draw:connector>
        <draw:frame draw:style-name="gr4" draw:layer="layout" svg:width="0.925cm" svg:height="0.962cm" svg:x="3.2cm" svg:y="3.5cm">
          <draw:text-box>
            <text:p>A</text:p>
          </draw:text-box>
        </draw:frame>
        <draw:line draw:style-name="gr3" draw:text-style-name="P1" draw:layer="layout" svg:x1="12.1cm" svg:y1="7cm" svg:x2="18.1cm" svg:y2="7cm">
          <text:p/>
        </draw:line>
        <draw:frame draw:style-name="gr4" draw:layer="layout" svg:width="3.914cm" svg:height="0.962cm" svg:x="12.6cm" svg:y="6.2cm">
          <draw:text-box>
            <text:p>Dipende da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1T17:59:08.129363118</meta:creation-date>
    <dc:date>2014-04-21T18:04:43.401568315</dc:date>
    <meta:editing-duration>PT3M26S</meta:editing-duration>
    <meta:editing-cycles>4</meta:editing-cycles>
    <meta:generator>LibreOffice/4.2.3.3$Linux_X86_64 LibreOffice_project/83c30e1d504ecdd2378f8091077a89db769f6ca7</meta:generator>
    <meta:document-statistic meta:object-count="10"/>
  </office:meta>
</office:document-meta>
</file>